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rrative Structure Path:</text:p>
      <text:p text:style-name="P1"/>
      <text:p text:style-name="P1"/>
      <text:p text:style-name="P2">Das Spiel hat weder eine Richtige Story die irgendwie verknüpft werden müsste noch gibt es NPCs oder so etwas.</text:p>
      <text:p text:style-name="P2">Theoretisch kann der Spieler von Anfang an alles. Die ersten Level sind allerdings Tutorial-Level in denen der Spieler alle Elemente Schritt für Schritt erklärt bekommt. <text:s/></text:p>
      <text:p text:style-name="P2"/>
      <text:p text:style-name="P2">In den folgenden Levels werden die folgenden Elemente eingeführt, mithilfe von Textbeschreibungen während des Levels:</text:p>
      <text:p text:style-name="P2"/>
      <text:p text:style-name="P2">Level 1+2:<text:tab/>Grundprinzip, Ziel, Spiegel, Wände (eine Ebene)</text:p>
      <text:p text:style-name="P2">Level 3+4:<text:tab/>Farben</text:p>
      <text:p text:style-name="P2">Level 5:<text:tab/>Doppelseitiger Spiegel, feste Säulen</text:p>
      <text:p text:style-name="P2">Level 6+7:<text:tab/>Split-Prisma, Schalter</text:p>
      <text:p text:style-name="P2">Level 8+9:<text:tab/>mehrere Ebenen</text:p>
      <text:p text:style-name="P2">Level 10:<text:tab/>alles zusammen</text:p>
      <text:p text:style-name="P2"/>
      <text:p text:style-name="P2">Nach den 10 ziemlich einfachen Levels sind alle im Spiel enthaltenen Mechaniken erklärt. Danach folgen [Anzahl (10-40) ?!?] richtige Level die immer schwieriger werden.</text:p>
      <text:p text:style-name="P2"/>
      <text:p text:style-name="P2"/>
      <text:p text:style-name="P1">Feedback + Sound:</text:p>
      <text:p text:style-name="P1"/>
      <text:p text:style-name="P1"/>
      <text:p text:style-name="P2">Visuelles Feedback ist hauptsächlich der Lichtstrahl den der Spieler sieht. Diesen gilt es ja ins Ziel umzulenken. Der Strahl zeigt dabei offensichtlich an wo der Strahl gerade ist, zudem hat der Strahl auch eine Farbe die angezeigt wird und für einige Mechaniken wichtig ist. Positives Feedback ist auch ein Bildschirm der nach Abschluss jedes Levels angezeigt wird mit der benötigten Zeit als Punktzahl. Da man weder sterben kann, noch es irgendeine Form von Zeitbegrenzung gibt, gibt es auch kein wirkliches negatives Feedback, außer das, welches der Spieler selbst produziert wenn er in einem Level nicht weiterkommt.</text:p>
      <text:p text:style-name="P2"/>
      <text:p text:style-name="P2">Als Sound hört man in der Nähe des Lichtstrahls ein leises Brummen. Im Hintergrund spielt eine leise, langsame, zum Nachdenken anregende Musik. Außerdem hört man ein Geräusch wenn sich Türen öffnen oder schließen. Im Endbildschirm jedes Levels gibt es außerdem noch irgendeinen fröhlichen S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ick Knechtel</meta:initial-creator>
    <meta:creation-date>2015-05-01T17:40:36.22</meta:creation-date>
    <dc:date>2015-05-01T18:06:57.07</dc:date>
    <dc:creator>Jannick Knechtel</dc:creator>
    <meta:editing-duration>PT26M20S</meta:editing-duration>
    <meta:editing-cycles>3</meta:editing-cycles>
    <meta:generator>OpenOffice/4.0.1$Win32 OpenOffice.org_project/401m5$Build-9714</meta:generator>
    <meta:document-statistic meta:table-count="0" meta:image-count="0" meta:object-count="0" meta:page-count="1" meta:paragraph-count="14" meta:word-count="258" meta:character-count="1726"/>
  </office:meta>
</office:document-meta>
</file>